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7.832cm"/>
    </style:style>
    <style:style style:name="co3" style:family="table-column">
      <style:table-column-properties fo:break-before="auto" style:column-width="9.79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5.874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.17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Valid_20_Rows">
      <style:table-properties table:display="true" style:writing-mode="lr-tb"/>
    </style:style>
    <style:style style:name="ta2" style:family="table" style:master-page-name="PageStyle_5f_Vulnerabilitie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d3d3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ulnerabilities.$B$2:.$B$31])" table:allow-empty-cell="true" table:display-list="unsorted" table:base-cell-address="Vulnerabilities.C2">
          <table:error-message table:message-type="stop" table:title="Invalid Option" table:display="true">
            <text:p>Please select a valid vulnerability.</text:p>
          </table:error-message>
        </table:content-validation>
      </table:content-validations>
      <table:table table:name="Valid Row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4" table:number-columns-repeated="4" table:default-cell-style-name="Default"/>
        <table:table-column table:style-name="co6" table:number-columns-repeated="16370" table:default-cell-style-name="Default"/>
        <table:table-row table:style-name="ro1">
          <table:table-cell table:style-name="ce1" office:value-type="string" calcext:value-type="string">
            <text:p>vul_id</text:p>
          </table:table-cell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vul_title</text:p>
          </table:table-cell>
          <table:table-cell table:style-name="ce1" office:value-type="string" calcext:value-type="string">
            <text:p>affected_url</text:p>
          </table:table-cell>
          <table:table-cell table:style-name="ce1" office:value-type="string" calcext:value-type="string">
            <text:p>risk_rating</text:p>
          </table:table-cell>
          <table:table-cell table:style-name="ce1" office:value-type="string" calcext:value-type="string">
            <text:p>affected_parameter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reated_on</text:p>
          </table:table-cell>
          <table:table-cell table:style-name="ce1" office:value-type="string" calcext:value-type="string">
            <text:p>updated_on</text:p>
          </table:table-cell>
          <table:table-cell table:style-name="ce1" office:value-type="string" calcext:value-type="string">
            <text:p>deleted_on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Auto-generated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Cross-Site Scripting (XSS)</text:p>
          </table:table-cell>
          <table:table-cell office:value-type="string" calcext:value-type="string">
            <text:p>https://example.com/vulnerable-p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arch, id</text:p>
          </table:table-cell>
          <table:table-cell office:value-type="string" calcext:value-type="string">
            <text:p>Detailed description of the security issue</text:p>
          </table:table-cell>
          <table:table-cell office:value-type="string" calcext:value-type="string">
            <text:p>Potential impact of the vulnerability</text:p>
          </table:table-cell>
          <table:table-cell office:value-type="string" calcext:value-type="string">
            <text:p>Recommendations to fix the issue</text:p>
          </table:table-cell>
          <table:table-cell office:value-type="string" calcext:value-type="string">
            <text:p>OWASP Top 10 - A3:2021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08:52:38.433" calcext:value-type="date">
            <text:p>21/05/2025</text:p>
          </table:table-cell>
          <table:table-cell table:number-columns-repeated="16372"/>
        </table:table-row>
        <table:table-row table:style-name="ro1" table:number-rows-repeated="99996">
          <table:table-cell table:number-columns-repeated="2"/>
          <table:table-cell table:content-validation-name="val1"/>
          <table:table-cell table:number-columns-repeated="16381"/>
        </table:table-row>
        <table:table-row table:style-name="ro1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Vulnerabilities" table:style-name="ta2">
        <table:table-column table:style-name="co7" table:default-cell-style-name="Default"/>
        <table:table-column table:style-name="co3" table:default-cell-style-name="Default"/>
        <table:table-column table:style-name="co6" table:number-columns-repeated="1638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Vulnerability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L Injection (SQLi)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-Site Scripting (XSS)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-Site Request Forgery (CSRF)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ken Authentication and Session Management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ecure Direct Object References (IDOR)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 Misconfiguration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nsitive Data Exposure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ing Components with Known Vulnerabilities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sufficient Logging and Monitoring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validated Redirects and Forwards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ML External Entity (XXE) Injection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proper Access Control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secure Deserialization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Redirects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ckjacking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rectory Listing Enabled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formation Disclosure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dcoded Credentials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ng Rate Limiting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ck of Content Security Policy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proper Input Validation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proper Error Handling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rver-Side Request Forgery (SSRF)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proper Certificate Validation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restricted File Upload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proper Security Headers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utdated Software Components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secure Cookie Settings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proper File Permissions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plication Debug Mode Enabled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lnerabilities" style:display-name="PageStyle_Vulnerabil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id_20_Rows" style:display-name="PageStyle_Valid Ro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known</meta:initial-creator>
    <dc:creator>Unknown</dc:creator>
    <meta:creation-date>2025-05-21T08:52:38</meta:creation-date>
    <dc:date>2025-05-21T08:52:38</dc:date>
    <meta:generator>LibreOffice/25.2.3.2$Windows_X86_64 LibreOffice_project/bbb074479178df812d175f709636b368952c2ce3</meta:generator>
    <meta:document-statistic meta:table-count="2" meta:cell-count="88" meta:object-count="0"/>
    <meta:user-defined meta:name="AppVersion">16.0300</meta:user-defined>
  </office:meta>
</office:document-meta>
</file>